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Montserrat1" svg:font-family="Montserrat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Montserrat1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Montserrat1" officeooo:paragraph-rsid="00129cbb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Montserrat1" officeooo:rsid="000fd11a" officeooo:paragraph-rsid="000fd11a"/>
    </style:style>
    <style:style style:name="P5" style:family="paragraph" style:parent-style-name="Standard">
      <style:paragraph-properties fo:text-align="start" style:justify-single-word="false"/>
      <style:text-properties style:font-name="Montserrat1" officeooo:rsid="000fd11a" officeooo:paragraph-rsid="000fd11a"/>
    </style:style>
    <style:style style:name="P6" style:family="paragraph" style:parent-style-name="Standard">
      <style:paragraph-properties fo:text-align="start" style:justify-single-word="false"/>
      <style:text-properties officeooo:paragraph-rsid="000fd11a"/>
    </style:style>
    <style:style style:name="P7" style:family="paragraph" style:parent-style-name="Standard">
      <style:paragraph-properties fo:text-align="start" style:justify-single-word="false"/>
      <style:text-properties style:font-name="Montserrat" officeooo:rsid="000fd11a" officeooo:paragraph-rsid="000fd11a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Montserrat" officeooo:rsid="000fd11a" officeooo:paragraph-rsid="000fd11a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Montserrat" officeooo:rsid="0010ac6f" officeooo:paragraph-rsid="0010ac6f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Montserrat" officeooo:rsid="0011c654" officeooo:paragraph-rsid="0011c654"/>
    </style:style>
    <style:style style:name="P11" style:family="paragraph" style:parent-style-name="Standard">
      <style:paragraph-properties fo:text-align="start" style:justify-single-word="false"/>
      <style:text-properties officeooo:paragraph-rsid="0011c654"/>
    </style:style>
    <style:style style:name="P12" style:family="paragraph" style:parent-style-name="Standard">
      <style:paragraph-properties fo:text-align="start" style:justify-single-word="false"/>
      <style:text-properties style:font-name="Montserrat" officeooo:rsid="000fd11a" officeooo:paragraph-rsid="0011c654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Montserrat" officeooo:rsid="000fd11a" officeooo:paragraph-rsid="0011c654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Montserrat" officeooo:rsid="0010ac6f" officeooo:paragraph-rsid="0011c654"/>
    </style:style>
    <style:style style:name="P15" style:family="paragraph" style:parent-style-name="Standard">
      <style:paragraph-properties fo:text-align="start" style:justify-single-word="false"/>
      <style:text-properties style:font-name="Montserrat" officeooo:rsid="0011c654" officeooo:paragraph-rsid="0011c654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Montserrat" officeooo:rsid="000fd11a" officeooo:paragraph-rsid="0011f068"/>
    </style:style>
    <style:style style:name="P17" style:family="paragraph" style:parent-style-name="Standard">
      <style:paragraph-properties fo:text-align="start" style:justify-single-word="false"/>
      <style:text-properties officeooo:paragraph-rsid="0011f068"/>
    </style:style>
    <style:style style:name="P18" style:family="paragraph" style:parent-style-name="Standard">
      <style:paragraph-properties fo:text-align="start" style:justify-single-word="false"/>
      <style:text-properties style:font-name="Montserrat" officeooo:rsid="000fd11a" officeooo:paragraph-rsid="0011f068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Montserrat" officeooo:rsid="0011f068" officeooo:paragraph-rsid="0011f068"/>
    </style:style>
    <style:style style:name="T1" style:family="text">
      <style:text-properties style:font-name="Montserrat1"/>
    </style:style>
    <style:style style:name="T2" style:family="text">
      <style:text-properties style:font-name="Montserrat1" officeooo:rsid="000fd11a"/>
    </style:style>
    <style:style style:name="T3" style:family="text">
      <style:text-properties style:font-name="Liberation Serif"/>
    </style:style>
    <style:style style:name="T4" style:family="text">
      <style:text-properties officeooo:rsid="000fd11a"/>
    </style:style>
    <style:style style:name="T5" style:family="text">
      <style:text-properties style:font-name="Montserrat"/>
    </style:style>
    <style:style style:name="T6" style:family="text">
      <style:text-properties officeooo:rsid="0011c654"/>
    </style:style>
    <style:style style:name="T7" style:family="text">
      <style:text-properties officeooo:rsid="0010ac6f"/>
    </style:style>
    <style:style style:name="T8" style:family="text">
      <style:text-properties style:font-name="Montserrat1" officeooo:rsid="0011c654"/>
    </style:style>
    <style:style style:name="T9" style:family="text">
      <style:text-properties style:font-name="Montserrat1" officeooo:rsid="0011f068"/>
    </style:style>
    <style:style style:name="T10" style:family="text">
      <style:text-properties officeooo:rsid="0011f068"/>
    </style:style>
    <style:style style:name="T11" style:family="text">
      <style:text-properties style:font-name="Montserrat" officeooo:rsid="000fd11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RUTA</text:span><text:span text:style-name="T1"> N°1: Google</text:span></text:p>
      <text:p text:style-name="P2" loext:marker-style-name="T1"/>
      <text:list text:style-name="L1">
        <text:list-item>
          <text:p text:style-name="P3" loext:marker-style-name="T3">1er salto: Bs As, <text:span text:style-name="T4">Argentina</text:span> – <text:s/><text:bookmark-start text:name="__DdeLink__51_409908630"/>2803:9800:9844:68ab:884b:e173:b04e:194b<text:bookmark-end text:name="__DdeLink__51_409908630"/></text:p>
        </text:list-item>
        <text:list-item>
          <text:p text:style-name="P4" loext:marker-style-name="T3">2do salto: Mountain View, California, EEUU - 2001:4860:0:1::8165</text:p>
        </text:list-item>
      </text:list>
      <text:p text:style-name="P5" loext:marker-style-name="T3"/>
      <text:p text:style-name="P6" loext:marker-style-name="T3"><text:span text:style-name="T2">RUTA N°2: <text:s/></text:span><text:span text:style-name="T5">175.45.178.137</text:span></text:p>
      <text:p text:style-name="P7" loext:marker-style-name="T3"/>
      <text:list text:style-name="L2">
        <text:list-item>
          <text:p text:style-name="P8" loext:marker-style-name="T3"><text:span text:style-name="T6">1er</text:span> salto: <text:span text:style-name="T7">EEUU – 154.54.61.222</text:span></text:p>
        </text:list-item>
        <text:list-item>
          <text:p text:style-name="P9" loext:marker-style-name="T3"><text:span text:style-name="T6">2do</text:span> salto: <text:span text:style-name="T6">Washington DC, <text:s/>EEUU – 149.6.168.50</text:span></text:p>
        </text:list-item>
        <text:list-item>
          <text:p text:style-name="P10" loext:marker-style-name="T3">3er salto: Kirov – Rusia – 188.43.255.154</text:p>
          <text:p text:style-name="P10" loext:marker-style-name="T3"/>
        </text:list-item>
      </text:list>
      <text:p text:style-name="P11" loext:marker-style-name="T3"><text:span text:style-name="T2">RUTA N°</text:span><text:span text:style-name="T8">3</text:span><text:span text:style-name="T2">: <text:s/></text:span><text:span text:style-name="T9">1</text:span><text:span text:style-name="T5">01.251.6.246</text:span></text:p>
      <text:p text:style-name="P12" loext:marker-style-name="T3"/>
      <text:list text:continue-numbering="true" text:style-name="L2">
        <text:list-item>
          <text:p text:style-name="P13" loext:marker-style-name="T3">1er salto: <text:span text:style-name="T6">Virginia, EEUU – 65.192.30.105</text:span></text:p>
        </text:list-item>
        <text:list-item>
          <text:p text:style-name="P13" loext:marker-style-name="T3">2do salto: <text:span text:style-name="T6">Florida, EEUU</text:span><text:span text:style-name="T7"> – </text:span><text:span text:style-name="T6">66.110.75.220</text:span></text:p>
        </text:list-item>
        <text:list-item>
          <text:p text:style-name="P13" loext:marker-style-name="T3"><text:span text:style-name="T7">3er</text:span> salto: <text:span text:style-name="T6">Virginia, EEUU – 66.198.11.90</text:span></text:p>
        </text:list-item>
        <text:list-item>
          <text:p text:style-name="P14" loext:marker-style-name="T3"><text:span text:style-name="T6">4to</text:span> salto: <text:span text:style-name="T6">Nepal – 101.251.6.246</text:span></text:p>
        </text:list-item>
      </text:list>
      <text:p text:style-name="P15" loext:marker-style-name="T3"/>
      <text:p text:style-name="P11" loext:marker-style-name="T3"><text:span text:style-name="T2">RUTA N°</text:span><text:span text:style-name="T8">4</text:span><text:span text:style-name="T2">: <text:s/></text:span><text:span text:style-name="T5">179.0.132.58</text:span></text:p>
      <text:p text:style-name="P12" loext:marker-style-name="T3"/>
      <text:list text:continue-numbering="true" text:style-name="L2">
        <text:list-item>
          <text:p text:style-name="P16" loext:marker-style-name="T3">1er salto: <text:span text:style-name="T1">Bs As, Argentina –</text:span><text:span text:style-name="T9"> </text:span><text:bookmark-start text:name="__DdeLink__49_409908630"/><text:span text:style-name="T9">200.0.17.234</text:span><text:bookmark-end text:name="__DdeLink__49_409908630"/></text:p>
        </text:list-item>
        <text:list-item>
          <text:p text:style-name="P16" loext:marker-style-name="T3">2do salto: <text:span text:style-name="T10">UNCuyo, Mendoza, Argentina - 179.0.132.58</text:span></text:p>
        </text:list-item>
      </text:list>
      <text:p text:style-name="P15" loext:marker-style-name="T3"/>
      <text:p text:style-name="P17" loext:marker-style-name="T3"><text:span text:style-name="T2">RUTA N°</text:span><text:span text:style-name="T9">5</text:span><text:span text:style-name="T2">: <text:s/></text:span><text:span text:style-name="T11">127.0.0.1</text:span></text:p>
      <text:p text:style-name="P18" loext:marker-style-name="T3"/>
      <text:list text:continue-numbering="true" text:style-name="L2">
        <text:list-item>
          <text:p text:style-name="P19" loext:marker-style-name="T3">No hay saltos, es la misma PC (loopback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Montserrat1" svg:font-family="Montserrat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9T01:10:02.562908069</meta:creation-date>
    <dc:date>2025-09-29T01:56:23.978665712</dc:date>
    <meta:editing-duration>PT1M49S</meta:editing-duration>
    <meta:editing-cycles>1</meta:editing-cycles>
    <meta:document-statistic meta:table-count="0" meta:image-count="0" meta:object-count="0" meta:page-count="1" meta:paragraph-count="18" meta:word-count="97" meta:character-count="660" meta:non-whitespace-character-count="577"/>
    <meta:generator>LibreOffice/25.8.1.1$Linux_X86_64 LibreOffice_project/580$Build-1</meta:generator>
  </office:meta>
</office:document-meta>
</file>